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fo:language="it" fo:country="IT"/>
    </style:style>
    <style:style style:name="P18" style:parent-style-name="Normal" style:family="paragraph">
      <style:text-properties fo:language="it" fo:country="IT"/>
    </style:style>
    <style:style style:name="P19" style:parent-style-name="Normal" style:family="paragraph">
      <style:text-properties fo:font-weight="bold" style:font-weight-asian="bold" style:font-weight-complex="bold" fo:language="it" fo:country="IT"/>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fo:language="it" fo:country="IT"/>
    </style:style>
    <style:style style:name="T22" style:parent-style-name="DefaultParagraphFont" style:family="text">
      <style:text-properties fo:language="it" fo:country="IT"/>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fo:language="it" fo:country="IT"/>
    </style:style>
    <style:style style:name="P30" style:parent-style-name="Normal" style:family="paragraph">
      <style:text-properties fo:language="it" fo:country="IT"/>
    </style:style>
    <style:style style:name="P31" style:parent-style-name="Normal" style:family="paragraph">
      <style:text-properties fo:font-weight="bold" style:font-weight-asian="bold" style:font-weight-complex="bold" fo:language="it" fo:country="IT"/>
    </style:style>
    <style:style style:name="P32" style:parent-style-name="Normal" style:family="paragraph">
      <style:text-properties fo:font-weight="bold" style:font-weight-asian="bold" style:font-weight-complex="bold" fo:language="it" fo:country="IT"/>
    </style:style>
    <style:style style:name="T33" style:parent-style-name="DefaultParagraphFont" style:family="text">
      <style:text-properties fo:language="it" fo:country="IT"/>
    </style:style>
    <style:style style:name="P34" style:parent-style-name="Normal" style:family="paragraph">
      <style:text-properties fo:font-weight="bold" style:font-weight-asian="bold" style:font-weight-complex="bold" fo:language="it" fo:country="IT"/>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fo:language="it" fo:country="IT"/>
    </style:style>
    <style:style style:name="T39" style:parent-style-name="DefaultParagraphFont" style:family="text">
      <style:text-properties fo:language="it" fo:country="IT"/>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fo:language="it" fo:country="IT"/>
    </style:style>
    <style:style style:name="P47" style:parent-style-name="Normal" style:family="paragraph">
      <style:text-properties fo:language="it" fo:country="IT"/>
    </style:style>
    <style:style style:name="P48" style:parent-style-name="Normal" style:family="paragraph">
      <style:text-properties fo:font-weight="bold" style:font-weight-asian="bold" style:font-weight-complex="bold" fo:language="it" fo:country="IT"/>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fo:language="it" fo:country="IT"/>
    </style:style>
    <style:style style:name="T65" style:parent-style-name="DefaultParagraphFont" style:family="text">
      <style:text-properties fo:language="it" fo:country="IT"/>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fo:language="it" fo:country="IT"/>
    </style:style>
    <style:style style:name="T69" style:parent-style-name="DefaultParagraphFont" style:family="text">
      <style:text-properties fo:language="it" fo:country="IT"/>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fo:language="it" fo:country="IT"/>
    </style:style>
    <style:style style:name="T91" style:parent-style-name="DefaultParagraphFont" style:family="text">
      <style:text-properties fo:language="it" fo:country="IT"/>
    </style:style>
    <style:style style:name="P92" style:parent-style-name="Normal" style:family="paragraph">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family="paragraph">
      <style:text-properties fo:font-weight="bold" style:font-weight-asian="bold" style:font-weight-complex="bold"/>
    </style:style>
    <style:style style:name="T103" style:parent-style-name="DefaultParagraphFont" style:family="text">
      <style:text-properties fo:language="it" fo:country="IT"/>
    </style:style>
    <style:style style:name="P104" style:parent-style-name="Normal" style:family="paragraph">
      <style:text-properties fo:font-weight="bold" style:font-weight-asian="bold" style:font-weight-complex="bold" fo:language="it" fo:country="IT"/>
    </style:style>
    <style:style style:name="T105" style:parent-style-name="DefaultParagraphFont" style:family="text">
      <style:text-properties fo:language="it" fo:country="IT"/>
    </style:style>
  </office:automatic-styles>
  <office:body>
    <office:text text:use-soft-page-breaks="true">
      <text:p text:style-name="P1"><text:span text:style-name="T2">Hai detto:</text:span><text:span text:style-name="T3"><text:line-break/></text:span>Good morning.</text:p>
      <text:p text:style-name="Normal"><text:span text:style-name="T4">ChatGPT ha detto:</text:span><text:span text:style-name="T5"><text:line-break/></text:span>Good morning! How may I assist you today at the airport?</text:p>
      <text:p text:style-name="Normal"><text:span text:style-name="T6">Hai detto:</text:span><text:span text:style-name="T7"><text:line-break/></text:span>Yes, thank you. Where is my gate of the plane?</text:p>
      <text:p text:style-name="Normal"><text:span text:style-name="T8">ChatGPT ha detto:</text:span><text:span text:style-name="T9"><text:line-break/></text:span>You're welcome! Could you tell me your flight number,<text:s/>please?</text:p>
      <text:p text:style-name="Normal"><text:span text:style-name="T10">Hai detto:</text:span><text:span text:style-name="T11"><text:line-break/></text:span>Yes, of course. My fly is BA449.</text:p>
      <text:p text:style-name="Normal"><text:span text:style-name="T12">ChatGPT ha detto:</text:span><text:span text:style-name="T13"><text:line-break/></text:span>Thank you! For flight BA four four nine, your gate should be C six. Do you know where you are in the airport right now?</text:p>
      <text:p text:style-name="Normal"><text:span text:style-name="T14">Hai detto:</text:span><text:span text:style-name="T15"><text:line-break/></text:span>Excuse me, can you repeat, please?</text:p>
      <text:p text:style-name="P16">ChatGPT ha detto:</text:p>
      <text:p text:style-name="Normal">Of course! Your gate is C six — that's the letter C and the number six. Could you tell me what you see around you now?</text:p>
      <text:p text:style-name="P17">Hai detto:</text:p>
      <text:p text:style-name="P18">Yes.</text:p>
      <text:p text:style-name="P19">ChatGPT ha detto:</text:p>
      <text:p text:style-name="Normal">Great! What do you see around you? Are there shops, restaurants, or signs nearby?</text:p>
      <text:p text:style-name="P20">Hai detto:</text:p>
      <text:p text:style-name="Normal">Okay, okay. But where is the security?</text:p>
      <text:p text:style-name="P21">ChatGPT ha detto:</text:p>
      <text:p text:style-name="Normal"><text:span text:style-name="T22">Good question!<text:s/></text:span>The main security checkpoint is in the central area, between Concourse D and E. You should pass through security first. From there, you might follow the signs to Concourse C for Gate C six. Do<text:s/>you have a map with you?</text:p>
      <text:p text:style-name="P23">Hai detto:</text:p>
      <text:p text:style-name="Normal">Yes, yes, thank you, but I need a passport and another documents or...</text:p>
      <text:p text:style-name="P24">ChatGPT ha detto:</text:p>
      <text:p text:style-name="Normal">Ah, yes—you should have your passport and your boarding pass with you. Do you have your boarding pass right now?</text:p>
      <text:p text:style-name="P25">Hai detto:</text:p>
      <text:p text:style-name="Normal">story, but I lost my boarding pass. It's possible.</text:p>
      <text:soft-page-break/>
      <text:p text:style-name="P26">ChatGPT ha detto:</text:p>
      <text:p text:style-name="Normal">No worries, that can happen! I can help you. May I have your full name, please, and your hotel or booking reference if you have it?</text:p>
      <text:p text:style-name="P27">Hai detto:</text:p>
      <text:p text:style-name="Normal">as my hotel is Hotel Artemis London.</text:p>
      <text:p text:style-name="P28">ChatGPT ha detto:</text:p>
      <text:p text:style-name="Normal">Thank you! And your full name, please? It helps me find your booking.</text:p>
      <text:p text:style-name="P29">Hai detto:</text:p>
      <text:p text:style-name="P30">Yes.</text:p>
      <text:p text:style-name="P31">ChatGPT ha detto:</text:p>
      <text:p text:style-name="Normal">Could you please tell me your full name? For example, is it<text:s/>[***SURNAME***]?</text:p>
      <text:p text:style-name="P32">Hai detto:</text:p>
      <text:p text:style-name="Normal">[***SURNAME***]<text:span text:style-name="T33">.</text:span></text:p>
      <text:p text:style-name="P34">ChatGPT ha detto:</text:p>
      <text:p text:style-name="Normal">Perfect, Mr.<text:s/>[***SURNAME***]. And do you know<text:s/>your booking number for the hotel? It should start with L-O-N.</text:p>
      <text:p text:style-name="P35">Hai detto:</text:p>
      <text:p text:style-name="Normal">L-O-N-7-2-3-4-3-1-5-8-4-2. It's correct.</text:p>
      <text:p text:style-name="P36">ChatGPT ha detto:</text:p>
      <text:p text:style-name="Normal">Thank you very much! I’ve reissued your boarding pass now. Would you like me to confirm your flight details?</text:p>
      <text:p text:style-name="P37">Hai detto:</text:p>
      <text:p text:style-name="Normal">Do you have any other details? I don't know. I don't understand.</text:p>
      <text:p text:style-name="P38">ChatGPT ha detto:</text:p>
      <text:p text:style-name="Normal"><text:span text:style-name="T39">No problem!<text:s/></text:span>I’ll help you. Your flight is to London, and it should depart at ten twenty in the morning. You should go to Gate C six. Would you like help finding the way to the gate?</text:p>
      <text:p text:style-name="P40">Hai detto:</text:p>
      <text:p text:style-name="Normal">No worries, please.</text:p>
      <text:p text:style-name="P41">ChatGPT ha detto:</text:p>
      <text:p text:style-name="Normal">Alright! If you change your mind, I can help anytime. Have a pleasant journey, Mr.<text:s/>[***SURNAME***]! If you need anything else, I’m always here to help!</text:p>
      <text:p text:style-name="P42">Hai detto:</text:p>
      <text:p text:style-name="Normal">Yes, thank you. And can I have the seat near<text:s/>the window, please?</text:p>
      <text:soft-page-break/>
      <text:p text:style-name="P43">ChatGPT ha detto:</text:p>
      <text:p text:style-name="Normal">Of course! Your seat is 18A—that's a window seat. You should be comfortable there. Would you like anything else?</text:p>
      <text:p text:style-name="P44">Hai detto:</text:p>
      <text:p text:style-name="Normal">Excuse me, can you repeat that please?</text:p>
      <text:p text:style-name="P45">ChatGPT ha detto:</text:p>
      <text:p text:style-name="Normal">Sure! Your seat is eighteen A. It’s a window seat, so you might enjoy the view.</text:p>
      <text:p text:style-name="P46">Hai detto:</text:p>
      <text:p text:style-name="P47">Repeat, please.</text:p>
      <text:p text:style-name="P48">ChatGPT ha detto:</text:p>
      <text:p text:style-name="Normal">Yes! Your seat number is eighteen A. It is next to the window.</text:p>
      <text:p text:style-name="P49">Hai detto:</text:p>
      <text:p text:style-name="Normal">Thank you very much for this.</text:p>
      <text:p text:style-name="P50">ChatGPT ha detto:</text:p>
      <text:p text:style-name="Normal">You’re very welcome, Mr.<text:s/>[***SURNAME***]. Have a great flight!</text:p>
      <text:p text:style-name="P51">Hai detto:</text:p>
      <text:p text:style-name="Normal">Thank you very much.</text:p>
      <text:p text:style-name="P52">ChatGPT ha detto:</text:p>
      <text:p text:style-name="Normal">You're welcome! If you need anything else, I’m always here to help! Have a pleasant journey!</text:p>
      <text:p text:style-name="P53">Hai detto:</text:p>
      <text:p text:style-name="Normal">Sounds good.</text:p>
      <text:p text:style-name="P54">ChatGPT ha detto:</text:p>
      <text:p text:style-name="Normal">I'm glad to hear that! Safe travels, Mr.<text:s/>[***SURNAME***]!</text:p>
      <text:p text:style-name="P55">Hai detto:</text:p>
      <text:p text:style-name="Normal">Where is the package claim, mister?</text:p>
      <text:p text:style-name="P56">ChatGPT ha detto:</text:p>
      <text:p text:style-name="Normal">Ah, the baggage claim! You should go to the lower level, between Concourse D and E. It’s marked with a suitcase icon. Do you need help finding it on your map?</text:p>
      <text:p text:style-name="P57">Hai detto:</text:p>
      <text:p text:style-name="Normal">Yes, yes. Thank you. Thank you.</text:p>
      <text:p text:style-name="P58">ChatGPT ha detto:</text:p>
      <text:soft-page-break/>
      <text:p text:style-name="Normal">You're very welcome! Just look for the suitcase symbol on your map—it shows the baggage claim area. Enjoy your day at the airport!</text:p>
      <text:p text:style-name="P59">Hai detto:</text:p>
      <text:p text:style-name="Normal">Madame, who did possible...</text:p>
      <text:p text:style-name="P60">ChatGPT ha detto:</text:p>
      <text:p text:style-name="Normal">Could you say that again, please? I didn’t catch what you meant. Who did what?</text:p>
      <text:p text:style-name="P61">Hai detto:</text:p>
      <text:p text:style-name="Normal">So, would it be possible to rent a car in a airport?</text:p>
      <text:p text:style-name="P62">ChatGPT ha detto:</text:p>
      <text:p text:style-name="Normal">Yes, it would be possible! There are car rental desks near the arrivals area, close to the train station. Would you like help finding one on your map?</text:p>
      <text:p text:style-name="P63">Hai detto:</text:p>
      <text:p text:style-name="Normal">Oh, yes, yes. Thank you. Thank you. I don't see...</text:p>
      <text:p text:style-name="P64">ChatGPT ha detto:</text:p>
      <text:p text:style-name="Normal"><text:span text:style-name="T65">No problem!<text:s/></text:span>On your map, look near the central terminal, by the train station icon. The car rental desks should be right there. You might also ask at the Information Desk—they could guide you directly.</text:p>
      <text:p text:style-name="P66">Hai detto:</text:p>
      <text:p text:style-name="Normal">Could I have another from the tiers of the plane?</text:p>
      <text:p text:style-name="P67">ChatGPT ha detto:</text:p>
      <text:p text:style-name="Normal">Just to make sure I understand—do you mean a different seat or a different class, like business or first class?</text:p>
      <text:p text:style-name="P68">Hai detto:</text:p>
      <text:p text:style-name="Normal"><text:span text:style-name="T69">No, no, I...<text:s/></text:span>I want...</text:p>
      <text:p text:style-name="P70">ChatGPT ha detto:</text:p>
      <text:p text:style-name="Normal">That’s okay—take your time. Do you want to change your seat, or maybe ask about the plane's seating areas?</text:p>
      <text:p text:style-name="P71">Hai detto:</text:p>
      <text:p text:style-name="Normal">The print city areas.</text:p>
      <text:p text:style-name="P72">ChatGPT ha detto:</text:p>
      <text:p text:style-name="Normal">Ah, I think you mean the priority seating areas—like first class,<text:s/>business class, or economy. Would you like to upgrade your seat to one of those?</text:p>
      <text:p text:style-name="P73">Hai detto:</text:p>
      <text:soft-page-break/>
      <text:p text:style-name="Normal">Business class, please.</text:p>
      <text:p text:style-name="P74">ChatGPT ha detto:</text:p>
      <text:p text:style-name="Normal">Alright! Business class might be available, but there could be an extra charge. You could go to your airline’s check-in desk or ask at the boarding gate. Would you like me to show you where the airline desk is?</text:p>
      <text:p text:style-name="P75">Hai detto:</text:p>
      <text:p text:style-name="Normal">It's okay. Thank you.</text:p>
      <text:p text:style-name="P76">ChatGPT ha detto:</text:p>
      <text:p text:style-name="Normal">You're welcome! Enjoy your flight in comfort. If you need anything else, I’m always here to help!</text:p>
      <text:p text:style-name="P77">Hai detto:</text:p>
      <text:p text:style-name="Normal">Can<text:s/>you help me another for the control the check of the passenger?</text:p>
      <text:p text:style-name="P78">ChatGPT ha detto:</text:p>
      <text:p text:style-name="Normal">Sure! Do you mean the security checkpoint, where they check your passport and bag? Or do you mean passport control?</text:p>
      <text:p text:style-name="P79">Hai detto:</text:p>
      <text:p text:style-name="Normal">Okay, but I have... I need to get off the screws in the track.</text:p>
      <text:p text:style-name="P80">ChatGPT ha detto:</text:p>
      <text:p text:style-name="Normal">Hmm, I think I didn’t quite catch that. Could you say that again? Are you talking about removing something—maybe for the security check?</text:p>
      <text:p text:style-name="P81">Hai detto:</text:p>
      <text:p text:style-name="Normal">But, I need the... get off the shoes, and the belt, and the device, or a laptop.</text:p>
      <text:p text:style-name="P82">ChatGPT ha detto:</text:p>
      <text:p text:style-name="Normal">Ah, yes, exactly! At security, you must take off your shoes, belt, and take out any electronic devices like laptops. You should place them in the tray before going through the scanner. Do you have a laptop with you?</text:p>
      <text:p text:style-name="P83">Hai detto:</text:p>
      <text:p text:style-name="Normal">Yes, I have a laptop.</text:p>
      <text:p text:style-name="P84">ChatGPT ha detto:</text:p>
      <text:p text:style-name="Normal">Great! Then, when you go through security, you should take the laptop out of your bag and place it in a separate tray. That will help the process go smoothly.</text:p>
      <text:p text:style-name="P85">Hai detto:</text:p>
      <text:p text:style-name="Normal">Another question, miss, but...</text:p>
      <text:p text:style-name="P86">ChatGPT ha detto:</text:p>
      <text:soft-page-break/>
      <text:p text:style-name="Normal">Of course! What would you like to ask?</text:p>
      <text:p text:style-name="P87">Hai detto:</text:p>
      <text:p text:style-name="Normal">Yes. Can I carry on the...</text:p>
      <text:p text:style-name="P88">ChatGPT ha detto:</text:p>
      <text:p text:style-name="Normal">Sure! Can you finish your question? What would you like to carry on the plane?</text:p>
      <text:p text:style-name="P89">Hai detto:</text:p>
      <text:p text:style-name="Normal">Yes, the liquid, my liquid...</text:p>
      <text:p text:style-name="P90">ChatGPT ha detto:</text:p>
      <text:p text:style-name="Normal"><text:span text:style-name="T91">Ah, yes!<text:s/></text:span>You may carry liquids, but each container must be one hundred milliliters or less. All the liquids should fit in one small, clear plastic bag. Do you have that ready?</text:p>
      <text:p text:style-name="P92">Hai detto:</text:p>
      <text:p text:style-name="Normal">Yes, of course.</text:p>
      <text:p text:style-name="P93">ChatGPT ha detto:</text:p>
      <text:p text:style-name="Normal">Perfect! Then you should be fine. Just take the bag out and place it in the tray at security. You're all set!</text:p>
      <text:p text:style-name="P94">Hai detto:</text:p>
      <text:p text:style-name="Normal">Another question, please, madame.</text:p>
      <text:p text:style-name="P95">ChatGPT ha detto:</text:p>
      <text:p text:style-name="Normal">Certainly! What would you like to ask?</text:p>
      <text:p text:style-name="P96">Hai detto:</text:p>
      <text:p text:style-name="Normal">Madam, but the check-in in Hotel Artemis, what time... what time I... I must...</text:p>
      <text:p text:style-name="P97">ChatGPT ha detto:</text:p>
      <text:p text:style-name="Normal">Ah, yes! At Hotel Artemis, you must check in between six in the morning and one in the morning. So, you could arrive anytime during that window. What time do you think you’ll get there?</text:p>
      <text:p text:style-name="P98">Hai detto:</text:p>
      <text:p text:style-name="Normal">What time the... what time the... the plan...</text:p>
      <text:p text:style-name="P99">ChatGPT ha detto:</text:p>
      <text:p text:style-name="Normal">You're asking about the flight time, right? Your flight is at ten twenty in the morning. You should be at the gate by ten o’clock.</text:p>
      <text:p text:style-name="P100">Hai detto:</text:p>
      <text:p text:style-name="Normal">Thank you very much.</text:p>
      <text:p text:style-name="P101">ChatGPT ha detto:</text:p>
      <text:p text:style-name="Normal">You’re very welcome! Have a wonderful flight and a great stay in London!</text:p>
      <text:soft-page-break/>
      <text:p text:style-name="P102">Hai detto:</text:p>
      <text:p text:style-name="Normal">Thank you so much.<text:s/><text:span text:style-name="T103">Bye.</text:span></text:p>
      <text:p text:style-name="P104">ChatGPT ha detto:</text:p>
      <text:p text:style-name="Normal"><text:span text:style-name="T105">Bye!<text:s/></text:span>Safe travels, and enjoy your trip!</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7T06:54:00Z</meta:creation-date>
    <dc:date>2025-12-26T10:12:00Z</dc:date>
    <meta:template xlink:href="Normal" xlink:type="simple"/>
    <meta:editing-cycles>3</meta:editing-cycles>
    <meta:editing-duration>PT300S</meta:editing-duration>
    <meta:document-statistic meta:page-count="7" meta:paragraph-count="15" meta:word-count="1161" meta:character-count="7766" meta:row-count="55" meta:non-whitespace-character-count="6620"/>
  </office:meta>
</office:document-meta>
</file>